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ro16" style:family="table-row">
      <style:table-row-properties style:row-height="1.7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single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5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6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7" draw:style-name="gr5" draw:text-style-name="P1" svg:width="26.391cm" svg:height="7.138cm" svg:x="138.106cm" svg:y="113.626cm">
            <draw:text-box>
              <text:p><text:span text:style-name="T1">En desuso.-</text:span></text:p>
            </draw:text-box>
          </draw:frame>
          <draw:frame draw:z-index="38" draw:style-name="gr6" draw:text-style-name="P3" svg:width="26.391cm" svg:height="7.022cm" svg:x="4.151cm" svg:y="405.009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37.352cm" svg:y="405.009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70.554cm" svg:y="405.009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103.755cm" svg:y="405.009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136.956cm" svg:y="405.009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170.157cm" svg:y="405.009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203.359cm" svg:y="405.009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236.56cm" svg:y="405.009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269.762cm" svg:y="405.009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302.963cm" svg:y="405.009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336.164cm" svg:y="405.009cm">
            <draw:text-box>
              <text:p><text:span text:style-name="T3">Horario nulo.-</text:span></text:p>
            </draw:text-box>
          </draw:frame>
          <draw:frame draw:z-index="49" draw:style-name="gr6" draw:text-style-name="P3" svg:width="26.391cm" svg:height="7.022cm" svg:x="369.365cm" svg:y="405.009cm">
            <draw:text-box>
              <text:p><text:span text:style-name="T3">Horario nulo.-</text:span></text:p>
            </draw:text-box>
          </draw:frame>
          <draw:frame draw:z-index="50" draw:style-name="gr6" draw:text-style-name="P3" svg:width="26.391cm" svg:height="7.022cm" svg:x="435.767cm" svg:y="405.009cm">
            <draw:text-box>
              <text:p><text:span text:style-name="T3">Horario nulo.-</text:span></text:p>
            </draw:text-box>
          </draw:frame>
          <draw:frame draw:z-index="51" draw:style-name="gr6" draw:text-style-name="P3" svg:width="26.391cm" svg:height="7.022cm" svg:x="468.969cm" svg:y="405.009cm">
            <draw:text-box>
              <text:p><text:span text:style-name="T3">Horario nulo.-</text:span></text:p>
            </draw:text-box>
          </draw:frame>
          <draw:frame draw:z-index="52" draw:style-name="gr6" draw:text-style-name="P3" svg:width="26.391cm" svg:height="7.022cm" svg:x="502.17cm" svg:y="405.009cm">
            <draw:text-box>
              <text:p><text:span text:style-name="T3">Horario nulo.-</text:span></text:p>
            </draw:text-box>
          </draw:frame>
          <draw:frame draw:z-index="53" draw:style-name="gr6" draw:text-style-name="P3" svg:width="26.391cm" svg:height="7.022cm" svg:x="136.918cm" svg:y="447.242cm">
            <draw:text-box>
              <text:p><text:span text:style-name="T3">Horario nulo.-</text:span></text:p>
            </draw:text-box>
          </draw:frame>
          <draw:frame draw:z-index="54" draw:style-name="gr6" draw:text-style-name="P3" svg:width="26.391cm" svg:height="7.022cm" svg:x="236.493cm" svg:y="447.243cm">
            <draw:text-box>
              <text:p><text:span text:style-name="T3">Horario nulo.-</text:span></text:p>
            </draw:text-box>
          </draw:frame>
          <draw:frame draw:z-index="55" draw:style-name="gr6" draw:text-style-name="P3" svg:width="26.391cm" svg:height="7.022cm" svg:x="302.877cm" svg:y="447.243cm">
            <draw:text-box>
              <text:p><text:span text:style-name="T3">Horario nulo.-</text:span></text:p>
            </draw:text-box>
          </draw:frame>
          <draw:frame draw:z-index="56" draw:style-name="gr6" draw:text-style-name="P3" svg:width="26.391cm" svg:height="7.022cm" svg:x="369.261cm" svg:y="447.243cm">
            <draw:text-box>
              <text:p><text:span text:style-name="T3">Horario nulo.-</text:span></text:p>
            </draw:text-box>
          </draw:frame>
          <draw:frame draw:z-index="57" draw:style-name="gr6" draw:text-style-name="P3" svg:width="26.391cm" svg:height="7.022cm" svg:x="435.645cm" svg:y="447.243cm">
            <draw:text-box>
              <text:p><text:span text:style-name="T3">Horario nulo.-</text:span></text:p>
            </draw:text-box>
          </draw:frame>
          <draw:frame draw:z-index="58" draw:style-name="gr6" draw:text-style-name="P3" svg:width="26.391cm" svg:height="7.022cm" svg:x="502.028cm" svg:y="447.242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 table:number-columns-repeated="5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Alpha [Eficiencia 76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1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45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Omega [Eficiencia 71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 table:style-name="ce21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Lambda [Eficiencia 70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table:style-name="ce21"/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4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table:style-name="ce80"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4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5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6:20hs:</text:span></text:p>
            <text:p><text:span text:style-name="T6">Momento de</text:span></text:p>
            <text:p><text:span text:style-name="T6">Redes Sociales</text:span></text:p>
            <text:p><text:span text:style-name="T7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2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5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5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table:style-name="ce87" office:value-type="string" calcext:value-type="string">
            <text:p><text:span text:style-name="T4">15:30hs:</text:span></text:p>
            <text:p><text:span text:style-name="T4">Momento de</text:span></text:p>
            <text:p><text:span text:style-name="T4">Finanzas</text:span></text:p>
            <text:p><text:span text:style-name="T8">15:40hs</text:span></text:p>
          </table:table-cell>
          <table:table-cell/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5:50hs</text:span></text:p>
          </table:table-cell>
          <table:table-cell/>
          <table:table-cell table:style-name="ce52" office:value-type="string" calcext:value-type="string">
            <text:p><text:span text:style-name="T4">14:40hs:</text:span></text:p>
            <text:p><text:span text:style-name="T4">Momento de</text:span></text:p>
            <text:p><text:span text:style-name="T4">Redes Sociales</text:span></text:p>
            <text:p><text:span text:style-name="T8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6:35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2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style-name="ce52" office:value-type="string" calcext:value-type="string">
            <text:p><text:span text:style-name="T4">15:50hs:</text:span></text:p>
            <text:p><text:span text:style-name="T4">Momento de</text:span></text:p>
            <text:p><text:span text:style-name="T4">Redes Sociales</text:span></text:p>
            <text:p><text:span text:style-name="T8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style-name="ce52" office:value-type="string" calcext:value-type="string">
            <text:p><text:span text:style-name="T4">15:00hs:</text:span></text:p>
            <text:p><text:span text:style-name="T4">Momento de</text:span></text:p>
            <text:p><text:span text:style-name="T4">Finanzas</text:span></text:p>
            <text:p><text:span text:style-name="T8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5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table:number-columns-repeated="2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TryFlex [Eficiencia 7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1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1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1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1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ibr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LIBR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 table:style-name="ce11" office:value-type="string" calcext:value-type="string">
            <text:p><text:span text:style-name="T4">1 SEMANA = 120 </text:span></text:p>
            <text:p><text:span text:style-name="T4">HORAS. MENOS </text:span></text:p>
            <text:p><text:span text:style-name="T4">DOM Y SAB</text:span></text:p>
          </table:table-cell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 table:style-name="ce11"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 table:style-name="ce11"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1" office:value-type="string" calcext:value-type="string">
            <text:p>Nivel 1: Semana</text:p>
            <text:p>20% intensidad </text:p>
            <text:p>Horaria = 24h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2:30hs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6:00hs</text:span></text:p>
            <text:p><text:span text:style-name="T6">-</text:span></text:p>
            <text:p><text:span text:style-name="T6">07:1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6:30hs</text:p>
            <text:p>-</text:p>
            <text:p>07:30hs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5:00hs</text:span></text:p>
            <text:p><text:span text:style-name="T6">-</text:span></text:p>
            <text:p><text:span text:style-name="T6">06:1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9"/>
        </table:table-row>
        <table:table-row table:style-name="ro7">
          <table:table-cell table:style-name="ce11" office:value-type="string" calcext:value-type="string">
            <text:p>Nivel 2: Semana</text:p>
            <text:p>23% intensidad </text:p>
            <text:p>Horaria = 28h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6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5:00hs: Galactic</text:span></text:p>
            <text:p><text:span text:style-name="T6">Gym</text:span></text:p>
            <text:p><text:span text:style-name="T7">05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29"/>
        </table:table-row>
        <table:table-row table:style-name="ro7">
          <table:table-cell table:style-name="ce11" office:value-type="string" calcext:value-type="string">
            <text:p>Nivel 3: Semana</text:p>
            <text:p>28% intensidad </text:p>
            <text:p>Horaria = 34h</text:p>
          </table:table-cell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1:00hs:</text:p>
            <text:p><text:span text:style-name="T6">Desayuno</text:span></text:p>
            <text:p><text:span text:style-name="T5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/>
          <table:covered-table-cell/>
          <table:table-cell/>
          <table:table-cell office:value-type="string" calcext:value-type="string">
            <text:p>09:00hs:</text:p>
            <text:p><text:span text:style-name="T6">Desayuno</text:span></text:p>
            <text:p><text:span text:style-name="T5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7:00hs:</text:p>
            <text:p><text:span text:style-name="T6">Desayuno</text:span></text:p>
            <text:p><text:span text:style-name="T5">07:30hs</text:span></text:p>
          </table:table-cell>
          <table:table-cell office:value-type="string" calcext:value-type="string">
            <text:p><text:span text:style-name="T6">06:00hs:</text:span></text:p>
            <text:p><text:span text:style-name="T6">Desayuno</text:span></text:p>
            <text:p><text:span text:style-name="T7">06:3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30hs:</text:span></text:p>
            <text:p><text:span text:style-name="T6">Desayuno</text:span></text:p>
            <text:p><text:span text:style-name="T7">06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4: Semana</text:p>
            <text:p>35% intensidad </text:p>
            <text:p>Horaria = 42h</text:p>
          </table:table-cell>
          <table:table-cell table:number-columns-repeated="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5: Semana</text:p>
            <text:p>45% intensidad </text:p>
            <text:p>Horaria = 54h</text:p>
          </table:table-cell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6: Semana</text:p>
            <text:p>51% intensidad </text:p>
            <text:p>Horaria = 61h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7: Semana</text:p>
            <text:p>58% intensidad </text:p>
            <text:p>Horaria = 70h</text:p>
          </table:table-cell>
          <table:table-cell table:number-columns-repeated="3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09:00hs:</text:span></text:p>
            <text:p><text:span text:style-name="T6">Estudio/</text:span></text:p>
            <text:p><text:span text:style-name="T6">Trabajo</text:span>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8: Semana</text:p>
            <text:p>65% intensidad </text:p>
            <text:p>Horaria = 78h</text:p>
          </table:table-cell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9: Semana</text:p>
            <text:p>70% intensidad </text:p>
            <text:p>Horaria = 84h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-13:00hs</text:span>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9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;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0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1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5"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Espacio de</text:p>
            <text:p>Juego</text:p>
            <text:p><text:span text:style-name="T5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3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4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30hs:Ducha</text:span></text:p>
            <text:p><text:span text:style-name="T7">21:30hs</text:span></text:p>
          </table:table-cell>
          <table:table-cell office:value-type="string" calcext:value-type="string">
            <text:p>20:40hs:</text:p>
            <text:p>Momento de</text:p>
            <text:p>Finanzas</text:p>
            <text:p><text:span text:style-name="T5">20:5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pacio de</text:span></text:p>
            <text:p><text:span text:style-name="T6">Juego</text:span></text:p>
            <text:p><text:span text:style-name="T5">20:2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2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3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00hs</text:span></text:p>
          </table:table-cell>
          <table:table-cell/>
          <table:table-cell office:value-type="string" calcext:value-type="string">
            <text:p><text:span text:style-name="T6">20:50hs:</text:span></text:p>
            <text:p><text:span text:style-name="T6">Espacio de</text:span></text:p>
            <text:p><text:span text:style-name="T6">Juego</text:span></text:p>
            <text:p><text:span text:style-name="T7">21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2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30hs:Baño</text:p>
            <text:p><text:span text:style-name="T5">21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Baño</text:p>
            <text:p><text:span text:style-name="T5">22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/>
          <table:table-cell office:value-type="string" calcext:value-type="string">
            <text:p><text:span text:style-name="T6">20:30hs:</text:span></text:p>
            <text:p><text:span text:style-name="T6">Espacio de</text:span></text:p>
            <text:p><text:span text:style-name="T6">Jueg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1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30hs:</text:p>
            <text:p>Momento de</text:p>
            <text:p>Finanzas</text:p>
            <text:p><text:span text:style-name="T5">21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30hs:</text:p>
            <text:p>Momento de</text:p>
            <text:p>Finanzas</text:p>
            <text:p><text:span text:style-name="T5">22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pacio de</text:span></text:p>
            <text:p><text:span text:style-name="T6">Jueg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2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6"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21:27:49.3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11-19T21:35:48.742000000</dc:date>
    <meta:editing-duration>PT4H38M33S</meta:editing-duration>
    <meta:editing-cycles>42</meta:editing-cycles>
    <meta:generator>LibreOffice/7.3.3.2$Windows_X86_64 LibreOffice_project/d1d0ea68f081ee2800a922cac8f79445e4603348</meta:generator>
    <meta:document-statistic meta:table-count="1" meta:cell-count="10133" meta:object-count="59"/>
  </office:meta>
</office:document-meta>
</file>